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4" style:parent-style-name="Обычный" style:family="paragraph">
      <style:paragraph-properties fo:text-align="justify" fo:line-height="150%" fo:text-indent="0.4923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Спортивный комментатор должен разбираться в большом количестве дисциплин. Ему нужно знать правила того вида спорта, который он комментирует, имена действующих спортсменов и спортсменов прошлых лет для сравнения их результатов. Также комментатор должен быть компетентен в спортивных событиях. Как правило, подготовка к крупным соревнованиям проходит на протяжении долгого времени, вследствие этого могут появиться новости, которые будут связаны со спортсменами и не только. Многие события, происходящие задолго до начала мероприятия, имеют влияние на спортсменов и тренеров, что может привести к положительному или отрицательному итогу. Задачей комментатора является объяснить причинно-следственные связи событий.<text:s/></text:p>
      <text:p text:style-name="P2">Как известно, спортивный комментарий состоит из спонтанной речи с элементами подготовленной. В зависимости от вида спорта, комментатор будет использовать определенное количество подготовленной информации. Соответственно, из термина «подготовленная речь» следует, что комментатор готовит заранее исчерпывающую информацию о спортивном событии, которое он будет комментировать. Подготовленная речь нужна для того, чтобы сообщать зрителю интересные факты во время пауз.<text:s/></text:p>
      <text:p text:style-name="P3">Спортивный комментарий предполагает живое общение с телезрителем. Это относится к спонтанной речи, вследствие того, что комментатор говорит о происходящем в данный момент. Из статьи Г.А. Тезекбаевой следует, что «Спонтанная речь осуществляется говорящим в постоянно меняющихся коммуникативных условиях. Именно поэтому спонтанная речь является показателем уровня языковой компетенции говорящего». Отсюда следует, что знание русского языка комментатором должно быть на высоком уровне, чтобы четко и корректно формулировать свои мысли.<text:s/></text:p>
      <text:p text:style-name="P4"><text:span text:style-name="T5">Спонтанной речи присущи такие явления как хезитации (паузы) и повторы. Использование этих явлений показывает нам, что комментатор<text:s/></text:span><text:soft-page-break/><text:span text:style-name="T6">формулирует свою мысль. Также они могут подчеркивать смысловой и эмоциональный аспект речи, что делает высказывания более экспрессивным.</text:span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11:00Z</meta:creation-date>
    <dc:date>2023-09-27T20:11:00Z</dc:date>
    <meta:template xlink:href="Normal.dotm" xlink:type="simple"/>
    <meta:editing-cycles>2</meta:editing-cycles>
    <meta:editing-duration>PT0S</meta:editing-duration>
    <meta:document-statistic meta:page-count="2" meta:paragraph-count="3" meta:word-count="295" meta:character-count="1980" meta:row-count="14" meta:non-whitespace-character-count="1688"/>
  </office:meta>
</office:document-meta>
</file>